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43e"/>
    </style:style>
    <style:style style:name="P2" style:family="paragraph" style:parent-style-name="Standard">
      <style:text-properties officeooo:rsid="0001343e" officeooo:paragraph-rsid="0001343e"/>
    </style:style>
    <style:style style:name="P3" style:family="paragraph" style:parent-style-name="Standard">
      <style:text-properties officeooo:rsid="0001b3ef" officeooo:paragraph-rsid="0001343e"/>
    </style:style>
    <style:style style:name="P4" style:family="paragraph" style:parent-style-name="Standard">
      <style:text-properties officeooo:rsid="0001b3ef" officeooo:paragraph-rsid="0001b3ef"/>
    </style:style>
    <style:style style:name="P5" style:family="paragraph" style:parent-style-name="Standard">
      <style:text-properties officeooo:rsid="0002c200" officeooo:paragraph-rsid="0002c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hoikyhkliy </text:p>
      <text:p text:style-name="P2">utiy8o9789</text:p>
      <text:p text:style-name="P3">kjbkjhbfs</text:p>
      <text:p text:style-name="P3">dschjbfdvf</text:p>
      <text:p text:style-name="P4">]scdheg</text:p>
      <text:p text:style-name="P5">my chang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 LibreOffice_project/7bcb35dc3024a62dea0caee87020152d1ee96e71</meta:generator>
    <dc:date>2023-03-02T12:20:32</dc:date>
    <meta:editing-duration>PT31S</meta:editing-duration>
    <meta:editing-cycles>3</meta:editing-cycles>
    <meta:document-statistic meta:table-count="0" meta:image-count="0" meta:object-count="0" meta:page-count="1" meta:paragraph-count="6" meta:word-count="7" meta:character-count="58" meta:non-whitespace-character-count="56"/>
  </office:meta>
</office:document-meta>
</file>